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FreeSans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a9605" officeooo:paragraph-rsid="000a9605"/>
    </style:style>
    <style:style style:name="P2" style:family="paragraph" style:parent-style-name="Footer">
      <style:text-properties officeooo:rsid="000dad51" officeooo:paragraph-rsid="000dad51"/>
    </style:style>
    <style:style style:name="P3" style:family="paragraph" style:parent-style-name="Frame_20_contents">
      <style:text-properties officeooo:rsid="00894916" officeooo:paragraph-rsid="00894916"/>
    </style:style>
    <style:style style:name="P4" style:family="paragraph" style:parent-style-name="Text_20_body">
      <style:text-properties officeooo:rsid="00894916" officeooo:paragraph-rsid="00894916"/>
    </style:style>
    <style:style style:name="P5" style:family="paragraph" style:parent-style-name="Frame_20_contents">
      <style:text-properties officeooo:paragraph-rsid="00894916"/>
    </style:style>
    <style:style style:name="P6" style:family="paragraph" style:parent-style-name="Frame_20_contents">
      <style:text-properties officeooo:rsid="0089cfa3" officeooo:paragraph-rsid="0089cfa3"/>
    </style:style>
    <style:style style:name="P7" style:family="paragraph" style:parent-style-name="Text_20_body">
      <style:text-properties officeooo:rsid="0089cfa3" officeooo:paragraph-rsid="0089cfa3"/>
    </style:style>
    <style:style style:name="P8" style:family="paragraph" style:parent-style-name="Frame_20_contents">
      <style:text-properties officeooo:rsid="0089cfa3" officeooo:paragraph-rsid="008bbc25"/>
    </style:style>
    <style:style style:name="P9" style:family="paragraph" style:parent-style-name="Frame_20_contents">
      <style:text-properties officeooo:rsid="008bbc25" officeooo:paragraph-rsid="008bbc25"/>
    </style:style>
    <style:style style:name="P10" style:family="paragraph" style:parent-style-name="Text_20_body">
      <style:text-properties officeooo:rsid="008bbc25" officeooo:paragraph-rsid="008bbc25"/>
    </style:style>
    <style:style style:name="P11" style:family="paragraph" style:parent-style-name="Text_20_body">
      <style:text-properties officeooo:rsid="008bbc25" officeooo:paragraph-rsid="00894916"/>
    </style:style>
    <style:style style:name="P12" style:family="paragraph" style:parent-style-name="Text_20_body">
      <style:text-properties officeooo:rsid="008dd9f4" officeooo:paragraph-rsid="008dd9f4"/>
    </style:style>
    <style:style style:name="P13" style:family="paragraph" style:parent-style-name="Frame_20_contents">
      <style:text-properties officeooo:rsid="008dd9f4" officeooo:paragraph-rsid="008f0003"/>
    </style:style>
    <style:style style:name="P14" style:family="paragraph" style:parent-style-name="Text_20_body">
      <style:text-properties officeooo:rsid="008dd9f4" officeooo:paragraph-rsid="008f0003"/>
    </style:style>
    <style:style style:name="P15" style:family="paragraph" style:parent-style-name="Frame_20_contents">
      <style:text-properties officeooo:paragraph-rsid="008f0003"/>
    </style:style>
    <style:style style:name="P16" style:family="paragraph" style:parent-style-name="Heading_20_4">
      <style:text-properties officeooo:rsid="00883e8c" officeooo:paragraph-rsid="00883e8c"/>
    </style:style>
    <style:style style:name="P17" style:family="paragraph" style:parent-style-name="Heading_20_5">
      <style:text-properties officeooo:rsid="00894916" officeooo:paragraph-rsid="00894916"/>
    </style:style>
    <style:style style:name="P18" style:family="paragraph" style:parent-style-name="Heading_20_5">
      <style:paragraph-properties fo:break-before="page"/>
    </style:style>
    <style:style style:name="P19" style:family="paragraph" style:parent-style-name="Heading_20_5">
      <style:paragraph-properties fo:break-before="page"/>
      <style:text-properties officeooo:rsid="0089cfa3" officeooo:paragraph-rsid="008bbc25"/>
    </style:style>
    <style:style style:name="P20" style:family="paragraph" style:parent-style-name="Text_20_body" style:list-style-name="L1">
      <style:text-properties officeooo:rsid="008bbc25" officeooo:paragraph-rsid="008bbc25"/>
    </style:style>
    <style:style style:name="P21" style:family="paragraph" style:parent-style-name="Text_20_body" style:list-style-name="L1">
      <style:text-properties officeooo:rsid="00936709" officeooo:paragraph-rsid="00936709"/>
    </style:style>
    <style:style style:name="P22" style:family="paragraph" style:parent-style-name="Text_20_body">
      <style:text-properties officeooo:rsid="008dd9f4" officeooo:paragraph-rsid="00936709"/>
    </style:style>
    <style:style style:name="T1" style:family="text">
      <style:text-properties officeooo:rsid="000f749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894916" style:font-weight-asian="bold" style:font-weight-complex="bold"/>
    </style:style>
    <style:style style:name="T4" style:family="text">
      <style:text-properties fo:font-weight="bold" officeooo:rsid="008bbc25" style:font-weight-asian="bold" style:font-weight-complex="bold"/>
    </style:style>
    <style:style style:name="T5" style:family="text">
      <style:text-properties fo:font-weight="bold" officeooo:rsid="008da567" style:font-weight-asian="bold" style:font-weight-complex="bold"/>
    </style:style>
    <style:style style:name="T6" style:family="text">
      <style:text-properties fo:font-weight="bold" officeooo:rsid="008dd9f4" style:font-weight-asian="bold" style:font-weight-complex="bold"/>
    </style:style>
    <style:style style:name="T7" style:family="text">
      <style:text-properties fo:font-weight="bold" officeooo:rsid="00902da5" style:font-weight-asian="bold" style:font-weight-complex="bold"/>
    </style:style>
    <style:style style:name="T8" style:family="text">
      <style:text-properties fo:font-weight="bold" officeooo:rsid="0091835a" style:font-weight-asian="bold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8f0003" style:font-style-asian="italic" style:font-style-complex="italic"/>
    </style:style>
    <style:style style:name="T12" style:family="text">
      <style:text-properties fo:font-style="italic" officeooo:rsid="00936709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normal" fo:font-weight="bold" officeooo:rsid="008bbc25" style:font-style-asian="normal" style:font-weight-asian="bold" style:font-style-complex="normal" style:font-weight-complex="bold"/>
    </style:style>
    <style:style style:name="T15" style:family="text">
      <style:text-properties fo:font-style="normal" officeooo:rsid="008f0003" style:font-style-asian="normal" style:font-style-complex="normal"/>
    </style:style>
    <style:style style:name="T16" style:family="text">
      <style:text-properties officeooo:rsid="00894916"/>
    </style:style>
    <style:style style:name="T17" style:family="text">
      <style:text-properties officeooo:rsid="008bbc25"/>
    </style:style>
    <style:style style:name="T18" style:family="text">
      <style:text-properties officeooo:rsid="008da567"/>
    </style:style>
    <style:style style:name="T19" style:family="text">
      <style:text-properties officeooo:rsid="008dd9f4"/>
    </style:style>
    <style:style style:name="T20" style:family="text">
      <style:text-properties officeooo:rsid="008f0003"/>
    </style:style>
    <style:style style:name="T21" style:family="text">
      <style:text-properties officeooo:rsid="00902da5"/>
    </style:style>
    <style:style style:name="T22" style:family="text">
      <style:text-properties officeooo:rsid="0091835a"/>
    </style:style>
    <style:style style:name="T23" style:family="text">
      <style:text-properties officeooo:rsid="009367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list text:style-name="Outline">
        <text:list-item>
          <text:list>
            <text:list-item>
              <text:list>
                <text:list-item>
                  <text:list>
                    <text:list-item>
                      <text:h text:style-name="P16" text:outline-level="4">Variables</text:h>
                    </text:list-item>
                  </text:list>
                </text:list-item>
              </text:list>
            </text:list-item>
          </text:list>
        </text:list-item>
      </text:list>
      <text:p text:style-name="P4">Understand that in both POSIX Compliant Shell and PowerShell, variable is the only facility to hold data in an inter-translatable to each other way. <text:span text:style-name="T5">Its data type is always stored in string</text:span><text:span text:style-name="T18"> and be converted to the right type by the consumer.</text:span></text:p>
      <text:p text:style-name="P4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7" text:outline-level="5">Naming Convention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>PowerShell is slightly different compared with POSIX Compliant Shell where it emphasize in using dollar sign and whitespace. However, when reading as a line, they both shall looks closely identical. Use underscore (_) to perform word separator and don’t blob them into 1 long text. Example:</text:p>
      <text:p text:style-name="Frame_20_contents"><text:span text:style-name="T2">my_variable_name</text:span>=“Amy”<text:tab/><text:tab/><text:tab/># POSIX Shell</text:p>
      <text:p text:style-name="Frame_20_contents"><text:span text:style-name="T2">$my_variable_name</text:span> = “Amy”<text:tab/><text:tab/># PowerShell</text:p>
      <text:p text:style-name="Text_20_body"/>
      <text:p text:style-name="P4">To denotes the localized scoping of the variables, use the classical underscore leading naming convention (detailed in “Basic Ground Rules section”). Example:</text:p>
      <text:p text:style-name="P5"><text:span text:style-name="T2">my_variable_name</text:span>=“Amy”<text:tab/><text:tab/><text:tab/># POSIX Shell <text:span text:style-name="T16">Level-0 </text:span><text:span text:style-name="T22">(executable use)</text:span></text:p>
      <text:p text:style-name="P5"><text:span text:style-name="T2">$my_variable_name</text:span> = “Amy”<text:tab/><text:tab/># PowerShell <text:span text:style-name="T16">Level-0 </text:span><text:span text:style-name="T22">(executable use)</text:span></text:p>
      <text:p text:style-name="P5"><text:span text:style-name="T3">_</text:span><text:span text:style-name="T2">my_variable_name</text:span>=“Amy”<text:tab/><text:tab/><text:tab/># POSIX Shell <text:span text:style-name="T16">Level-1 </text:span><text:span text:style-name="T22">(executable &amp; CI job use)</text:span></text:p>
      <text:p text:style-name="P5"><text:span text:style-name="T2">$</text:span><text:span text:style-name="T3">_</text:span><text:span text:style-name="T2">my_variable_name</text:span> = “Amy”<text:tab/><text:tab/># PowerShell <text:span text:style-name="T16">Level-1 </text:span><text:span text:style-name="T22">(CI job use)</text:span></text:p>
      <text:p text:style-name="P5"><text:span text:style-name="T3">__</text:span><text:span text:style-name="T2">my_variable_name</text:span>=“Amy”<text:tab/><text:tab/># POSIX Shell <text:span text:style-name="T16">Level-2 </text:span><text:span text:style-name="T22">(CI job use)</text:span></text:p>
      <text:p text:style-name="P5"><text:span text:style-name="T2">$</text:span><text:span text:style-name="T3">__</text:span><text:span text:style-name="T2">my_variable_name</text:span> = “Amy”<text:tab/><text:tab/># PowerShell <text:span text:style-name="T16">Level-2 </text:span><text:span text:style-name="T22">(CI Job use)</text:span></text:p>
      <text:p text:style-name="P5"><text:span text:style-name="T3">____</text:span><text:span text:style-name="T2">my_variable_name</text:span>=“Amy”<text:tab/><text:tab/># POSIX Shell <text:span text:style-name="T16">Level-3 </text:span><text:span text:style-name="T22">(library use)</text:span></text:p>
      <text:p text:style-name="P5"><text:span text:style-name="T2">$</text:span><text:span text:style-name="T3">____</text:span><text:span text:style-name="T2">my_variable_name</text:span> = “Amy”<text:tab/><text:tab/># PowerShell <text:span text:style-name="T16">Level-3 </text:span><text:span text:style-name="T22">(library use)</text:span></text:p>
      <text:p text:style-name="P5"><text:span text:style-name="T3">____</text:span><text:span text:style-name="T2">my_variable_name</text:span>=“Amy”<text:tab/><text:tab/># POSIX Shell <text:span text:style-name="T16">Level-4 (most private)</text:span></text:p>
      <text:p text:style-name="P5"><text:span text:style-name="T2">$</text:span><text:span text:style-name="T3">____</text:span><text:span text:style-name="T2">my_variable_name</text:span> = “Amy”<text:tab/><text:tab/># PowerShell <text:span text:style-name="T16">Level-4 (most private)</text:span></text:p>
      <text:p text:style-name="P4"/>
      <text:p text:style-name="P4">Always do context first (output type) naming convention. Example:</text:p>
      <text:p text:style-name="P5"><text:span text:style-name="T8">___</text:span><text:span text:style-name="T2">name</text:span><text:span text:style-name="T3">_candidate</text:span>=“Amy”<text:tab/><text:tab/><text:tab/># POSIX Shell</text:p>
      <text:p text:style-name="P5"><text:span text:style-name="T2">$</text:span><text:span text:style-name="T8">___</text:span><text:span text:style-name="T3">name_candidate</text:span> = “Amy”<text:tab/><text:tab/># PowerShell</text:p>
      <text:p text:style-name="P3"><text:span text:style-name="T8">___</text:span><text:span text:style-name="T2">directory_tmp</text:span>=“…”<text:tab/><text:tab/><text:tab/># POSIX Shell</text:p>
      <text:p text:style-name="P3"><text:span text:style-name="T2">$</text:span><text:span text:style-name="T8">___</text:span><text:span text:style-name="T2">directory_tmp</text:span> = “…”<text:tab/><text:tab/><text:tab/># PowerShell</text:p>
      <text:p text:style-name="P11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8" text:outline-level="5">Using Variable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When using variables, by default, it is parked within a string for safety quoting. <text:span text:style-name="T21">Also, </text:span><text:span text:style-name="T7">in POSIX Compliant Shell, always quote your variables except integer processing</text:span><text:span text:style-name="T21">.</text:span> Example:</text:p>
      <text:p text:style-name="P6">printf -- “print out %b\n” <text:span text:style-name="T2">“$1”</text:span><text:tab/><text:tab/><text:tab/># POSIX Shell</text:p>
      <text:p text:style-name="P6">$null = Write-Host “print out <text:span text:style-name="T2">$</text:span><text:span text:style-name="T7">{</text:span><text:span text:style-name="T2">args[1]</text:span><text:span text:style-name="T7">}</text:span>”<text:tab/><text:tab/># PowerShell</text:p>
      <text:p text:style-name="P7"/>
      <text:p text:style-name="P7">When forming a string statement, <text:span text:style-name="T21">always </text:span><text:span text:style-name="T18">apply </text:span><text:span text:style-name="T21">the</text:span><text:span text:style-name="T18"> </text:span>curly braces <text:span text:style-name="T18">to </text:span>the variables (which <text:span text:style-name="T21">also </text:span>starts variable expansion) to make it clear and <text:span text:style-name="T18">perform </text:span>double safety check between string and variables:</text:p>
      <text:p text:style-name="P6">var_statement=”Hello World, <text:span text:style-name="T2">${name}</text:span>”<text:tab/><text:tab/># POSIX Shell</text:p>
      <text:p text:style-name="P6">$var_statement = “Hello World <text:span text:style-name="T2">${name}</text:span>”<text:tab/><text:tab/># PowerShell</text:p>
      <text:p text:style-name="P7"/>
      <text:p text:style-name="P7">When transferring variable to variable or using the variable, stick to <text:span text:style-name="T21">safe</text:span> quoting <text:span text:style-name="T17">except <text:s/></text:span><text:span text:style-name="T21">by default except arithmetic operation</text:span><text:span text:style-name="T17"> (quote makes the variable data into </text:span><text:span text:style-name="T21">a single </text:span><text:span text:style-name="T17">string type)</text:span>. However, in PowerShell, variable can be <text:span text:style-name="T21">directly </text:span>used instead:</text:p>
      <text:p text:style-name="P6">old_candidate=”Amy”<text:tab/><text:tab/><text:tab/><text:tab/># POSIX Shell</text:p>
      <text:p text:style-name="P6">$old_candidate = “Amy”<text:tab/><text:tab/><text:tab/><text:tab/># Powershell</text:p>
      <text:p text:style-name="P6"/>
      <text:p text:style-name="P6">new_person=<text:span text:style-name="T2">”$old_candidate”</text:span><text:tab/><text:tab/><text:tab/># POSIX Shell</text:p>
      <text:p text:style-name="P6">$new_person = <text:span text:style-name="T2">$old_candidate</text:span><text:tab/><text:tab/><text:tab/># PowerShell</text:p>
      <text:p text:style-name="P6"/>
      <text:p text:style-name="P6">process_data <text:span text:style-name="T2">“$new_person”</text:span><text:tab/><text:tab/><text:tab/># POSIX Shell</text:p>
      <text:p text:style-name="P6">$___process = process-data <text:span text:style-name="T2">$new_person<text:tab/></text:span><text:tab/># PowerShell</text:p>
      <text:p text:style-name="P6"/>
      <text:p text:style-name="P9">if [ <text:span text:style-name="T2">$___process</text:span> -ne 0 ]; then<text:tab/><text:tab/><text:tab/># POSIX Shell</text:p>
      <text:p text:style-name="P9"><text:s text:c="8"/>…</text:p>
      <text:p text:style-name="P9">fi</text:p>
      <text:p text:style-name="P9"/>
      <text:p text:style-name="P9">if (<text:span text:style-name="T2">$____process</text:span> -ne 0) {<text:tab/><text:tab/><text:tab/><text:tab/># PowerShell</text:p>
      <text:p text:style-name="P9"><text:s text:c="8"/>...</text:p>
      <text:p text:style-name="P9">}</text:p>
      <text:p text:style-name="P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9" text:outline-level="5">Environment Variable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Understand that in <text:span text:style-name="T20">the</text:span> POSIX Compliant Shell, everything is environment variables which is why we need that engineered naming convention. To <text:span text:style-name="T20">make</text:span> the variable <text:span text:style-name="T23">is </text:span>usable after the execution <text:span text:style-name="T20">(setting environment variable)</text:span>, use the “<text:span text:style-name="T9">export</text:span>” syntax. In PowerShell, environment variable is curly braced with the ”<text:span text:style-name="T9">env:</text:span>” prefix. <text:span text:style-name="T20">Hence, setting that variable is equivalent to setting the actual environment variable. </text:span>Example:</text:p>
      <text:p text:style-name="P8">var_statement=”Hello Wo<text:span text:style-name="T13">rld, ${name}”</text:span><text:tab/><text:tab/><text:tab/># POSIX Shell <text:span text:style-name="T17">(private)</text:span></text:p>
      <text:p text:style-name="P8"><text:span text:style-name="T14">export</text:span><text:span text:style-name="T17"> </text:span>var_statement=”Hello Wor<text:span text:style-name="T13">ld, ${name}”<text:tab/></text:span><text:tab/># POSIX Shell <text:span text:style-name="T17">(usable after execution)</text:span></text:p>
      <text:p text:style-name="P8"><text:span text:style-name="T2">$</text:span><text:span text:style-name="T4">{env:</text:span><text:span text:style-name="T13">var_statement</text:span><text:span text:style-name="T4">}</text:span> = “Hello Wor<text:span text:style-name="T13">ld ${name}”<text:tab/></text:span><text:tab/># PowerShell <text:span text:style-name="T17">(usable after execution)</text:span></text:p>
      <text:p text:style-name="P10"/>
      <text:list xml:id="list752342843837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Reserved <text:span text:style-name="T17">and Special </text:span>Variables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Certain names are reserved for known operations purposes either by design or high usage frequencies. They are:</text:p>
      <text:list text:style-name="L1">
        <text:list-item>
          <text:p text:style-name="P20">the level-3 underscore leading “<text:span text:style-name="T9">process</text:span>” variable for <text:span text:style-name="T23">housing</text:span> <text:span text:style-name="T23">the </text:span>return code; AND</text:p>
        </text:list-item>
        <text:list-item>
          <text:p text:style-name="P21">the level-3 or level-4 underscore leading “<text:span text:style-name="T9">old_IFS</text:span>” variable for temporarily housing an $IFS variable value (refer: “<text:span text:style-name="T10">Development – Loops</text:span>” sub-section); AND</text:p>
        </text:list-item>
        <text:list-item>
          <text:p text:style-name="P20">In PowerShell only: “<text:span text:style-name="T9">${using:…}</text:span>” brace when starting a thread job for using its parent variables <text:span text:style-name="T20">(refer “</text:span><text:span text:style-name="T12">H</text:span><text:span text:style-name="T11">estiaKERNEL\Start</text:span><text:span text:style-name="T12">_</text:span><text:span text:style-name="T11">Parallel</text:span><text:span text:style-name="T12">_</text:span><text:span text:style-name="T11">Sentinel.</text:span><text:span text:style-name="T12">sh.</text:span><text:span text:style-name="T11">ps1</text:span><text:span text:style-name="T15">”</text:span><text:span text:style-name="T20"> to learn more).</text:span></text:p>
        </text:list-item>
      </text:list>
      <text:p text:style-name="P10">Example:</text:p>
      <text:p text:style-name="Frame_20_contents">#!/bin/dash</text:p>
      <text:p text:style-name="Frame_20_contents">My_Function_Execution “$@”</text:p>
      <text:p text:style-name="Frame_20_contents"><text:span text:style-name="T2">___process</text:span>=$?</text:p>
      <text:p text:style-name="Frame_20_contents">If [ <text:span text:style-name="T2">$___process</text:span> -ne 0 ]; then</text:p>
      <text:p text:style-name="P9"><text:s text:c="8"/>…</text:p>
      <text:p text:style-name="P9">fi</text:p>
      <text:p text:style-name="Text_20_body"/>
      <text:p text:style-name="Frame_20_contents"># PowerShell</text:p>
      <text:p text:style-name="Frame_20_contents"><text:span text:style-name="T2">$___process</text:span> = My-Function-Execution $args</text:p>
      <text:p text:style-name="Frame_20_contents">if (<text:span text:style-name="T2">$___process</text:span> -ne 0) {</text:p>
      <text:p text:style-name="P9"><text:s text:c="8"/>…</text:p>
      <text:p text:style-name="P9">}</text:p>
      <text:p text:style-name="Standard"/>
      <text:list text:continue-list="list75234284383793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8" text:outline-level="5">Variable Manipulation<text:span text:style-name="T18">s</text:span>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2">Also known as “Variable Expansion” in POSIX Compliant Shell, variables can be manipulated into other forms of data like trimming prefixes and suffixes. These are built-in functions capability. In PowerShell, functioning methods are available depending on the data types as well. <text:span text:style-name="T20">Advanced shell writers heavily utilize this feature to construct efficient operations and functionalities.</text:span></text:p>
      <text:p text:style-name="P14"/>
      <text:p text:style-name="P14">While they are fundamentally and visually different, as long the as the output, <text:span text:style-name="T23">processing representation</text:span> and line of code are the same, it is accepted. <text:span text:style-name="T23">Do use </text:span>PowerShell’<text:span text:style-name="T23">s</text:span> more powerful manipulations such as but no limited to regex patterning.</text:p>
      <text:p text:style-name="P12"/>
      <text:p text:style-name="P12">Example:</text:p>
      <text:p text:style-name="Frame_20_contents">name=”Amy”<text:tab/><text:tab/><text:tab/><text:tab/><text:tab/><text:tab/><text:span text:style-name="T19"># POSIX Shell</text:span></text:p>
      <text:p text:style-name="Frame_20_contents">$name = “Amy”<text:tab/><text:tab/><text:tab/><text:tab/><text:tab/><text:span text:style-name="T19"># PowerShell</text:span></text:p>
      <text:p text:style-name="P13"/>
      <text:p text:style-name="P13"># Trim Prefix<text:tab/></text:p>
      <text:p text:style-name="P15">printf -- “%b\n” “<text:span text:style-name="T2">${name#</text:span><text:span text:style-name="T6">*m}</text:span>”<text:tab/><text:tab/><text:tab/><text:span text:style-name="T19"># POSIX Shell</text:span></text:p>
      <text:p text:style-name="P13">$null = Write-Host “$(<text:span text:style-name="T2">$name -replace ‘^.*m’, ‘’</text:span>)”<text:tab/>#PowerShell</text:p>
      <text:p text:style-name="P13"># get “y”</text:p>
      <text:p text:style-name="P15"/>
      <text:p text:style-name="P13"># Trim Suffix</text:p>
      <text:p text:style-name="P15">printf -- “%b\n” “<text:span text:style-name="T2">${name%</text:span><text:span text:style-name="T6">m*}</text:span>”<text:tab/><text:tab/><text:tab/><text:span text:style-name="T19"># POSIX Shell</text:span></text:p>
      <text:p text:style-name="P13">$null = Write-Host “$(<text:span text:style-name="T2">$name -replace ‘m.*$’, ‘’</text:span>)”<text:tab/># PowerShell</text:p>
      <text:p text:style-name="P13"># get “A”</text:p>
      <text:p text:style-name="P13"/>
      <text:p text:style-name="Frame_20_contents"># Get first Character</text:p>
      <text:p text:style-name="Frame_20_contents">printf -- “%b\n” “<text:span text:style-name="T2">${</text:span><text:span text:style-name="T6">name</text:span><text:span text:style-name="T2">%"${</text:span><text:span text:style-name="T6">name</text:span><text:span text:style-name="T2">#?}"}</text:span>”<text:tab/><text:tab/><text:span text:style-name="T19"># POSIX Shell</text:span></text:p>
      <text:p text:style-name="Frame_20_contents">$null = Write-Host “${name[0]}”<text:tab/><text:tab/><text:tab/><text:span text:style-name="T19"># PowerShell</text:span></text:p>
      <text:p text:style-name="Frame_20_contents">## gets “A”</text:p>
      <text:p text:style-name="Frame_20_contents"/>
      <text:p text:style-name="Frame_20_contents"># Get last Character</text:p>
      <text:p text:style-name="Frame_20_contents">printf -- “%b\n” “<text:span text:style-name="T2">${</text:span><text:span text:style-name="T6">name</text:span><text:span text:style-name="T2">#"${</text:span><text:span text:style-name="T6">name</text:span><text:span text:style-name="T2">%?}"}</text:span>”<text:tab/><text:tab/><text:span text:style-name="T19"># POSIX Shell</text:span></text:p>
      <text:p text:style-name="Frame_20_contents">$null = Write-Host “${name[-1]}”<text:tab/><text:tab/><text:tab/><text:span text:style-name="T19"># PowerShell</text:span></text:p>
      <text:p text:style-name="Frame_20_contents">## gets “y”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CJK SC Light1" svg:font-family="'Noto Sans CJK SC Light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Noto Sans Thin" svg:font-family="'Noto Sans Thin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>
        <style:tab-stops/>
      </style:paragraph-properties>
      <style:text-properties fo:color="#1c1c1c" loext:opacity="100%" style:font-name="Noto Sans Light1" fo:font-family="'Noto Sans Light'" style:font-style-name="Regular" style:font-family-generic="swiss" style:font-pitch="variable" fo:font-size="11pt" fo:font-weight="250" style:font-size-asian="11pt" style:font-weight-asian="250"/>
    </style:style>
    <style:style style:name="Heading" style:family="paragraph" style:parent-style-name="Standard" style:next-style-name="Text_20_body" style:default-outline-level="" style:list-style-name="" style:class="text" style:master-page-name="">
      <style:paragraph-properties fo:margin-top="0.1201in" fo:margin-bottom="0.0799in" style:contextual-spacing="false" style:page-number="auto" fo:keep-with-next="always"/>
      <style:text-properties style:font-name="Noto Sans Light" fo:font-family="'Noto Sans Light'" style:font-family-generic="swiss" style:font-pitch="variable" fo:font-size="22pt" fo:font-style="normal" fo:font-weight="250" style:font-name-asian="Noto Sans CJK SC Light1" style:font-family-asian="'Noto Sans CJK SC Light'" style:font-family-generic-asian="swiss" style:font-pitch-asian="variable" style:font-size-asian="22pt" style:font-style-asian="normal" style:font-weight-asian="250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style:page-number="auto"/>
    </style:style>
    <style:style style:name="List" style:family="paragraph" style:parent-style-name="Text_20_body" style:class="list"/>
    <style:style style:name="Caption" style:family="paragraph" style:parent-style-name="Standard" style:class="extra" style:master-page-name="">
      <style:paragraph-properties fo:margin-top="0.0799in" fo:margin-bottom="0.0799in" style:contextual-spacing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Outline" style:class="text"/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  <style:text-properties style:font-name="Noto Sans Thin" fo:font-family="'Noto Sans Thin'" style:font-style-name="Regular" style:font-family-generic="swiss" style:font-pitch="variable" fo:font-weight="100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8pt" style:font-size-asian="18pt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style:contextual-spacing="false"/>
      <style:text-properties fo:font-size="16pt" style:font-size-asian="16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5pt" style:font-size-asian="15pt"/>
    </style:style>
    <style:style style:name="Appendix" style:family="paragraph" style:parent-style-name="Heading" style:next-style-name="Text_20_body" style:default-outline-level="1" style:list-style-name="Numbering_20_123" style:class="chapter"/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4pt" style:font-size-asian="14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0417in" fo:margin-bottom="0.0417in" style:contextual-spacing="false"/>
      <style:text-properties fo:font-size="14pt" style:font-size-asian="14pt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4pt" style:font-size-asian="14pt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4pt" style:font-size-asian="14pt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4pt" style:font-size-asian="14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14pt" style:font-size-asian="14pt"/>
    </style:style>
    <style:style style:name="Title" style:family="paragraph" style:parent-style-name="Heading" style:next-style-name="Text_20_body" style:default-outline-level="" style:list-style-name="" style:class="chapter">
      <style:text-properties fo:font-size="32pt" style:font-size-asian="32pt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0201in" fo:margin-bottom="0.0799in" style:contextual-spacing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style:font-weight-complex="600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14pt solid #666666" fo:border-bottom="none" text:number-lines="false" text:line-number="0" style:join-border="false"/>
      <style:text-properties fo:font-size="2pt" style:font-size-asian="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/>
    </style:style>
    <style:style style:name="Header_20_and_20_Footer" style:display-name="Header and Footer" style:family="paragraph" style:parent-style-name="Standard" style:class="extra">
      <style:paragraph-properties fo:line-height="100%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Frame_20_contents" style:display-name="Frame contents" style:family="paragraph" style:parent-style-name="Standard" style:class="extra">
      <style:paragraph-properties fo:padding="0.1in" fo:border-left="none" fo:border-right="none" fo:border-top="0.06pt solid #666666" fo:border-bottom="0.06pt solid #666666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line-height="115%">
        <style:tab-stops>
          <style:tab-stop style:position="6.9252in" style:type="right" style:leader-style="dotted" style:leader-text="."/>
        </style:tab-stops>
      </style:paragraph-properties>
    </style:style>
    <style:style style:name="Biblography_20_Index" style:display-name="Biblography Index" style:family="paragraph" style:parent-style-name="Standard" style:next-style-name="Text_20_body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. " style:num-suffix=".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2" loext:num-list-format="%1%.%2%. " style:num-suffix=". " style:num-format="1" text:display-levels="2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3" loext:num-list-format="%1%.%2%.%3%. " style:num-suffix=".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4" loext:num-list-format="%1%.%2%.%3%.%4%. " style:num-suffix=".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5" loext:num-list-format="%1%.%2%.%3%.%4%.%5%. " style:num-suffix=".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6" loext:num-list-format="%1%.%2%.%3%.%4%.%5%.%6%. " style:num-suffix=".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7" loext:num-list-format="%1%.%2%.%3%.%4%.%5%.%6%.%7%. " style:num-suffix=".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8" loext:num-list-format="%1%.%2%.%3%.%4%.%5%.%6%.%7%.%8%. " style:num-suffix=".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9" loext:num-list-format="%1%.%2%.%3%.%4%.%5%.%6%.%7%.%8%.%9%. " style:num-suffix=".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outline-level-style>
      <text:outline-level-style text:level="10" loext:num-list-format="%1%.%2%.%3%.%4%.%5%.%6%.%7%.%8%.%9%.%10%. " style:num-suffix=".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.  " style:num-prefix=" " style:num-suffix=".  " style:num-format="1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2" text:style-name="Numbering_20_Symbols" loext:num-list-format=" %1%.%2%.  " style:num-prefix=" " style:num-suffix=".  " style:num-format="1" text:display-levels="2">
        <style:list-level-properties text:list-level-position-and-space-mode="label-alignment">
          <style:list-level-label-alignment text:label-followed-by="listtab" text:list-tab-stop-position="0.8in" fo:text-indent="-0.7992in" fo:margin-left="0.7992in"/>
        </style:list-level-properties>
      </text:list-level-style-number>
      <text:list-level-style-number text:level="3" text:style-name="Numbering_20_Symbols" loext:num-list-format=" %1%.%2%.%3%.  " style:num-prefix=" " style:num-suffix=".  " style:num-format="1" text:display-levels="3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4" text:style-name="Numbering_20_Symbols" loext:num-list-format=" %1%.%2%.%3%.%4%.  " style:num-prefix=" " style:num-suffix=".  " style:num-format="1" text:display-levels="4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5" text:style-name="Numbering_20_Symbols" loext:num-list-format=" %1%.%2%.%3%.%4%.%5%.  " style:num-prefix=" " style:num-suffix=".  " style:num-format="1" text:display-levels="5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list-level-style-number>
      <text:list-level-style-number text:level="6" text:style-name="Numbering_20_Symbols" loext:num-list-format=" %1%.%2%.%3%.%4%.%5%.%6%.  " style:num-prefix=" " style:num-suffix=".  " style:num-format="1" text:display-levels="6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list-level-style-number>
      <text:list-level-style-number text:level="7" text:style-name="Numbering_20_Symbols" loext:num-list-format=" %1%.%2%.%3%.%4%.%5%.%6%.%7%.  " style:num-prefix=" " style:num-suffix=".  " style:num-format="1" text:display-levels="7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list-level-style-number>
      <text:list-level-style-number text:level="8" text:style-name="Numbering_20_Symbols" loext:num-list-format=" %1%.%2%.%3%.%4%.%5%.%6%.%7%.%8%.  " style:num-prefix=" " style:num-suffix=".  " style:num-format="1" text:display-levels="8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list-level-style-number>
      <text:list-level-style-number text:level="9" text:style-name="Numbering_20_Symbols" loext:num-list-format=" %1%.%2%.%3%.%4%.%5%.%6%.%7%.%8%.%9%.  " style:num-prefix=" " style:num-suffix=".  " style:num-format="1" text:display-levels="9">
        <style:list-level-properties text:list-level-position-and-space-mode="label-alignment">
          <style:list-level-label-alignment text:label-followed-by="listtab" text:list-tab-stop-position="2.25in" fo:text-indent="-2.25in" fo:margin-left="2.25in"/>
        </style:list-level-properties>
      </text:list-level-style-number>
      <text:list-level-style-number text:level="10" text:style-name="Numbering_20_Symbols" loext:num-list-format=" %1%.%2%.%3%.%4%.%5%.%6%.%7%.%8%.%9%.%10%.  " style:num-prefix=" " style:num-suffix=".  " style:num-format="1" text:display-levels="10">
        <style:list-level-properties text:list-level-position-and-space-mode="label-alignment">
          <style:list-level-label-alignment text:label-followed-by="listtab" text:list-tab-stop-position="2.5in" fo:text-indent="-2.5in" fo:margin-left="2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stroke" fo:language="en" fo:country="MY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a9605" officeooo:paragraph-rsid="000a9605"/>
    </style:style>
    <style:style style:name="MP2" style:family="paragraph" style:parent-style-name="Footer">
      <style:text-properties officeooo:rsid="000dad51" officeooo:paragraph-rsid="000dad51"/>
    </style:style>
    <style:style style:name="MT1" style:family="text">
      <style:text-properties officeooo:rsid="000f74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First_20_Page">
      <style:header>
        <text:p text:style-name="MP1"><text:tab/></text:p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Right_20_Page"/>
    <style:master-page style:name="Index" style:page-layout-name="Mpm2" draw:style-name="Mdp1"/>
    <style:master-page style:name="Right_20_Page" style:display-name="Right Page" style:page-layout-name="Mpm3" draw:style-name="Mdp1" style:next-style-name="Left_20_Page">
      <style:footer>
        <text:p text:style-name="Footer_20_right">Page <text:page-number text:select-page="current">3</text:page-number><text:s/>of <text:page-count>4</text:page-count><text:s/><text:span text:style-name="MT1">| </text:span><text:title>Development - Variables</text:title></text:p>
      </style:footer>
    </style:master-page>
    <style:master-page style:name="Left_20_Page" style:display-name="Left Page" style:page-layout-name="Mpm4" draw:style-name="Mdp1" style:next-style-name="Right_20_Page">
      <style:footer>
        <text:p text:style-name="Footer"><text:title>Development - Variables</text:title><text:s/><text:span text:style-name="MT1">| </text:span>Page <text:page-number text:select-page="current">4</text:page-number><text:s/>of 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5:37:27.395655812</meta:creation-date>
    <dc:title>Development - Variables</dc:title>
    <meta:generator>LibreOffice/24.2.5.2$Linux_X86_64 LibreOffice_project/bffef4ea93e59bebbeaf7f431bb02b1a39ee8a59</meta:generator>
    <meta:editing-duration>PT4H47M23S</meta:editing-duration>
    <meta:editing-cycles>63</meta:editing-cycles>
    <dc:contributor>(Holloway) Chew</dc:contributor>
    <dc:contributor>Kean Ho</dc:contributor>
    <dc:coverage>Variables</dc:coverage>
    <dc:identifier>automataci-development</dc:identifier>
    <dc:subject>A fragment of AutomataCI engineering specification</dc:subject>
    <meta:initial-creator>Kean Ho Chew</meta:initial-creator>
    <dc:publisher>AutomataCI Team</dc:publisher>
    <dc:date>2024-07-31T07:52:33.032262923</dc:date>
    <dc:creator>Kean Ho Chew</dc:creator>
    <meta:keyword>Development</meta:keyword>
    <meta:document-statistic meta:table-count="0" meta:image-count="0" meta:object-count="0" meta:page-count="4" meta:paragraph-count="89" meta:word-count="810" meta:character-count="5639" meta:non-whitespace-character-count="4816"/>
    <meta:template xlink:type="simple" xlink:actuate="onRequest" xlink:title="Noto Sans Light Default Template" xlink:href="../../../../../../../../templates/default.ott" meta:date="2024-03-25T07:09:47.213847945"/>
  </office:meta>
</office:document-meta>
</file>